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2pt" style:font-size-asian="12pt" style:font-size-complex="12pt" style:language-asian="en" style:country-asian="GB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Picture 1" text:anchor-type="paragraph" svg:x="1.37121in" svg:y="-0.69697in" svg:width="3.56735in" svg:height="3.37043in" style:rel-width="scale" style:rel-height="scale"><draw:image xlink:href="media/image1.wmf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ike</meta:initial-creator>
    <dc:creator>Mike</dc:creator>
    <meta:creation-date>2023-01-16T12:09:00Z</meta:creation-date>
    <dc:date>2023-01-16T12:10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